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string" calcext:value-type="string">
            <text:p>5_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3T22:20:33.092315599</dc:date>
    <meta:editing-duration>P1DT6H41M38S</meta:editing-duration>
    <meta:editing-cycles>160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Option VBASupport 1

Sub MaSomme(sheetStringByName As String, strColByName As String,strRes As String)
    On Local Error GoTo AlertAndExecNextMe
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Dim extra

	Do While tc = 1 Or st = "_" REM we calculate max line (numbers opr "-" ok)
		k = k + 1
		st = oSheet.getCellByPosition(i,k).String
		tc = oSheet.getCellByPosition(i,k).getType
 	Loop
 	
if tc &gt; 1 And st &lt;&gt; "_" then
	extra = Cells(k+1, i+1).Address(RowAbsolute:=False, ColumnAbsolute:=False)
    Err.Raise(91, "ThrowErrors", Error(91))
end if	

	i = cellAddress.Row + 1 						REM Position ok to calculate column
 	Do While i &lt; k
 		oCell = oSheet.getCellByPosition(cellAddress.column,i)
		u = oCell.value 							REM We get value from cell (cellAddress.column,i)
		REM s = oCell.String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    Exit Sub
AlertAndExecNextMe:
    errTitle = "Error "&amp; Err &amp;" at line "&amp; Erl &amp;" in "&amp; Err.Source
    MsgBox Err.Description &amp; st &amp; " at " &amp; extra, MB_ICONEXCLAMATION, errTitle
'    Resume Next
End Sub REM Function


rem Sub ThrowErrorsToBe
rem    Dim aDesc As String : aDesc = Space(80)
rem    On Local Error GoTo AlertAndExecNext
rem    Err.Raise(91, "ThrowErrors", Error(91))
rem    Err.Raise 2020, Description:="This is an intended user-defined error …"
rem    Err.Raise(4096, "Standard.Module1.ThrowErrors", aDesc)
rem    Exit Sub
rem AlertAndExecNext:
rem    errTitle = "Error "&amp; Err &amp;" at line "&amp; Erl &amp;" in "&amp; Err.Source
rem    MsgBox Err.Description, MB_ICONEXCLAMATION, errTitle
rem    Resume Next
rem End Sub

Sub Calc()
	MaSomme "Sheet1","Actif","Reçu" 				REM Calculus Column named Actif
	MaSomme "Sheet1","Passif","Dépensé"			REM Calculus Column named Passif
	MaSomme "Sheet1","Sommes","Total"				REM Calculus Column named Actif - Passif

'	ThrowErrorsToB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